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780798AC2A012CF4BC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cc468" officeooo:paragraph-rsid="001cc468"/>
    </style:style>
    <style:style style:name="P2" style:family="paragraph" style:parent-style-name="Standard">
      <style:text-properties officeooo:rsid="001cc468" officeooo:paragraph-rsid="001ffb09"/>
    </style:style>
    <style:style style:name="P3" style:family="paragraph" style:parent-style-name="Standard">
      <style:text-properties officeooo:rsid="001cc468" officeooo:paragraph-rsid="001cc468"/>
    </style:style>
    <style:style style:name="T1" style:family="text">
      <style:text-properties officeooo:rsid="001ffb0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2.351cm" svg:height="2.351cm" draw:z-index="2"><draw:image xlink:href="Pictures/100000010000078000000780798AC2A012CF4BC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ct1" text:anchor-type="as-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P1"><draw:frame draw:style-name="fr1" draw:name="Image2" text:anchor-type="as-char" svg:width="1.644cm" svg:height="1.644cm" draw:z-index="3"><draw:image xlink:href="Pictures/100000010000078000000780798AC2A012CF4BC0.png" xlink:type="simple" xlink:show="embed" xlink:actuate="onLoad" draw:mime-type="image/png"/></draw:frame></text:p>
      <text:p text:style-name="P1"/>
      <text:p text:style-name="P1"/>
      <text:p text:style-name="P1">{d.charts[i+1]}</text:p>
      <text:p text:style-name="Standard"/>
      <text:p text:style-name="Standard"><draw:frame draw:style-name="fr3" draw:name="Object2" text:anchor-type="as-char" svg:width="15.998cm" svg:height="8.999cm" draw:z-index="1"><draw:object xlink:href="./Object 2" xlink:type="simple" xlink:show="embed" xlink:actuate="onLoad"/><draw:image xlink:href="./ObjectReplacements/Object 2" xlink:type="simple" xlink:show="embed" xlink:actuate="onLoad"/><svg:desc>chart</svg:desc></draw:frame></text:p>
      <text:p text:style-name="Standard"/>
      <text:p text:style-name="P2"><text:soft-page-break/>{d.charts<text:span text:style-name="T1">2</text:span>[i+1]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1-15T08:17:57.728335339</meta:creation-date>
    <dc:date>2022-05-10T07:55:46.890212481</dc:date>
    <meta:editing-duration>PT45M17S</meta:editing-duration>
    <meta:editing-cycles>7</meta:editing-cycles>
    <meta:generator>LibreOffice/7.3.2.2$MacOSX_X86_64 LibreOffice_project/49f2b1bff42cfccbd8f788c8dc32c1c309559be0</meta:generator>
    <meta:document-statistic meta:table-count="0" meta:image-count="2" meta:object-count="2" meta:page-count="2" meta:paragraph-count="5" meta:word-count="3" meta:character-count="32" meta:non-whitespace-character-count="3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3.803cm" svg:y="3.948cm" style:legend-expansion="high" chart:style-name="ch2"/>
        <chart:plot-area chart:style-name="ch3" chart:data-source-has-labels="both" svg:x="0.319cm" svg:y="0.179cm" svg:width="13.165cm" svg:height="8.641cm">
          <chart:coordinate-region svg:x="6.28cm" svg:y="0.179cm" svg:width="7.204cm" svg:height="2.88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1</text:p>
              </table:table-cell>
              <table:table-cell office:value-type="string">
                <text:p>Column2</text:p>
              </table:table-cell>
            </table:table-row>
          </table:table-header-rows>
          <table:table-rows>
            <table:table-row>
              <table:table-cell office:value-type="string">
                <text:p>{d.charts[i].data[i].label} {bindChart(91) = d.charts[i].data[i].valCol1}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{d.charts[i].data[i+1].label} {bindChart(32) = d.charts[i].data[i].valCol2}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Dot_20_1" draw:display-name="Dash Dot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10036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circle" chart:style-name="ch1">
        <chart:legend chart:legend-position="end" svg:x="10.883cm" svg:y="3.148cm" style:legend-expansion="high" chart:style-name="ch2"/>
        <chart:plot-area chart:style-name="ch3" chart:data-source-has-labels="both" svg:x="0.319cm" svg:y="0.179cm" svg:width="10.245cm" svg:height="8.641cm">
          <chart:coordinate-region svg:x="1.121cm" svg:y="0.18cm" svg:width="8.64cm" svg:height="8.6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circle">
            <chart:data-point chart:style-name="ch8"/>
            <chart:data-point chart:style-name="ch9"/>
          </chart:series>
          <chart:series chart:style-name="ch10" chart:values-cell-range-address="local-table.$C$2:.$C$3" chart:label-cell-address="local-table.$C$1" chart:class="chart:circle">
            <chart:data-point chart:style-name="ch8"/>
            <chart:data-point chart:style-name="ch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1</text:p>
              </table:table-cell>
              <table:table-cell office:value-type="string">
                <text:p>Column2</text:p>
              </table:table-cell>
            </table:table-row>
          </table:table-header-rows>
          <table:table-rows>
            <table:table-row>
              <table:table-cell office:value-type="string">
                <text:p>{d.charts2[i].data[i].label} {bindChart(91) = d.charts2[i].data[i].valCol1}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{d.charts2[i].data[i+1].label} {bindChart(32) = d.charts2[i].data[i].valCol2}</text:p>
              </table:table-cell>
              <table:table-cell office:value-type="float" office:value="24">
                <text:p>24</text:p>
              </table:table-cell>
              <table:table-cell office:value-type="float" office:value="88">
                <text:p>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2.2$MacOSX_X86_64 LibreOffice_project/49f2b1bff42cfccbd8f788c8dc32c1c309559be0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_20_Dot_20_1" draw:display-name="Dash Dot 1" draw:style="rect" draw:dots1="1" draw:dots1-length="0.02cm" draw:dots2="1" draw:dots2-length="0.02cm" draw:distance="0.02cm"/>
  </office:styles>
</office:document-styles>
</file>